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163cm"/>
    </style:style>
    <style:style style:name="gr3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9pt" style:font-size-asian="18pt" style:font-size-complex="18pt"/>
    </style:style>
    <style:style style:name="P2" style:family="paragraph">
      <style:text-properties fo:font-size="9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8.268cm" svg:y1="15.784cm" svg:x2="2.931cm" svg:y2="15.784cm">
              <text:p/>
            </draw:line>
            <draw:frame draw:style-name="gr2" draw:text-style-name="P2" draw:layer="layout" svg:width="2.673cm" svg:height="1.413cm" svg:x="2.264cm" svg:y="15.026cm">
              <draw:text-box>
                <text:p><text:span text:style-name="T1">CAN</text:span></text:p>
              </draw:text-box>
            </draw:frame>
          </draw:g>
          <draw:g>
            <draw:rect draw:style-name="gr3" draw:text-style-name="P1" draw:layer="layout" svg:width="2.295cm" svg:height="1.161cm" svg:x="7.883cm" svg:y="19.7cm">
              <text:p text:style-name="P3"><text:span text:style-name="T1">LEDs</text:span></text:p>
            </draw:rect>
            <draw:rect draw:style-name="gr3" draw:text-style-name="P1" draw:layer="layout" svg:width="3.214cm" svg:height="1.517cm" svg:x="8.8cm" svg:y="17.045cm">
              <text:p text:style-name="P3"><text:span text:style-name="T1">I/O Node</text:span></text:p>
              <text:p text:style-name="P3"><text:span text:style-name="T1">(Leduino)</text:span></text:p>
            </draw:rect>
            <draw:rect draw:style-name="gr3" draw:text-style-name="P1" draw:layer="layout" svg:width="2.295cm" svg:height="1.161cm" svg:x="10.554cm" svg:y="19.699cm">
              <text:p text:style-name="P3"><text:span text:style-name="T1">Switch/Button</text:span></text:p>
            </draw:rect>
            <draw:custom-shape draw:style-name="gr4" draw:text-style-name="P1" draw:layer="layout" svg:width="0.46cm" svg:height="1.138cm" svg:x="10.177cm" svg:y="15.907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3" draw:layer="layout" svg:width="0.372cm" svg:height="1.025cm" svg:x="10.854cm" svg:y="18.608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3" draw:layer="layout" svg:width="0.372cm" svg:height="1.025cm" svg:x="9.471cm" svg:y="18.605cm">
              <text:p/>
  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rect draw:style-name="gr3" draw:text-style-name="P1" draw:layer="layout" svg:width="2.295cm" svg:height="1.161cm" svg:x="2.264cm" svg:y="19.7cm">
              <text:p text:style-name="P3"><text:span text:style-name="T1">LEDs</text:span></text:p>
            </draw:rect>
            <draw:rect draw:style-name="gr3" draw:text-style-name="P1" draw:layer="layout" svg:width="3.214cm" svg:height="1.517cm" svg:x="3.181cm" svg:y="17.045cm">
              <text:p text:style-name="P3"><text:span text:style-name="T1">I/O Node</text:span></text:p>
              <text:p text:style-name="P3"><text:span text:style-name="T1">(Leduino)</text:span></text:p>
            </draw:rect>
            <draw:rect draw:style-name="gr3" draw:text-style-name="P1" draw:layer="layout" svg:width="2.295cm" svg:height="1.161cm" svg:x="4.935cm" svg:y="19.699cm">
              <text:p text:style-name="P3"><text:span text:style-name="T1">Switch/Button</text:span></text:p>
            </draw:rect>
            <draw:custom-shape draw:style-name="gr4" draw:text-style-name="P1" draw:layer="layout" svg:width="0.46cm" svg:height="1.138cm" svg:x="4.558cm" svg:y="15.907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3" draw:layer="layout" svg:width="0.372cm" svg:height="1.025cm" svg:x="5.235cm" svg:y="18.608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3" draw:layer="layout" svg:width="0.372cm" svg:height="1.025cm" svg:x="3.852cm" svg:y="18.605cm">
              <text:p/>
  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rect draw:style-name="gr3" draw:text-style-name="P1" draw:layer="layout" svg:width="2.295cm" svg:height="1.161cm" svg:x="13.335cm" svg:y="19.7cm">
              <text:p text:style-name="P3"><text:span text:style-name="T1">LEDs</text:span></text:p>
            </draw:rect>
            <draw:rect draw:style-name="gr3" draw:text-style-name="P1" draw:layer="layout" svg:width="3.214cm" svg:height="1.517cm" svg:x="14.252cm" svg:y="17.045cm">
              <text:p text:style-name="P3"><text:span text:style-name="T1">I/O Node</text:span></text:p>
              <text:p text:style-name="P3"><text:span text:style-name="T1">(Leduino)</text:span></text:p>
            </draw:rect>
            <draw:rect draw:style-name="gr3" draw:text-style-name="P1" draw:layer="layout" svg:width="2.295cm" svg:height="1.161cm" svg:x="16.006cm" svg:y="19.699cm">
              <text:p text:style-name="P3"><text:span text:style-name="T1">Switch/Button</text:span></text:p>
            </draw:rect>
            <draw:custom-shape draw:style-name="gr4" draw:text-style-name="P1" draw:layer="layout" svg:width="0.46cm" svg:height="1.138cm" svg:x="15.629cm" svg:y="15.907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3" draw:layer="layout" svg:width="0.372cm" svg:height="1.025cm" svg:x="16.306cm" svg:y="18.608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3" draw:layer="layout" svg:width="0.372cm" svg:height="1.025cm" svg:x="14.923cm" svg:y="18.605cm">
              <text:p/>
  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g>
          <draw:rect draw:style-name="gr3" draw:text-style-name="P1" draw:layer="layout" svg:width="3.186cm" svg:height="2.275cm" svg:x="14.963cm" svg:y="9.6cm">
            <text:p text:style-name="P3"><text:span text:style-name="T1">Personal</text:span></text:p>
            <text:p text:style-name="P3"><text:span text:style-name="T1">Computer</text:span></text:p>
          </draw:rect>
          <draw:custom-shape draw:style-name="gr4" draw:text-style-name="P1" draw:layer="layout" svg:width="0.355cm" svg:height="1.137cm" svg:x="16.374cm" svg:y="14.571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3" draw:text-style-name="P1" draw:layer="layout" svg:width="3.186cm" svg:height="1.517cm" svg:x="14.959cm" svg:y="12.97cm">
            <text:p text:style-name="P3"><text:span text:style-name="T1">USB-CAN</text:span></text:p>
            <text:p text:style-name="P3"><text:span text:style-name="T1">Gateway</text:span></text:p>
            <text:p text:style-name="P3"><text:span text:style-name="T1">(Leduino)</text:span></text:p>
          </draw:rect>
          <draw:custom-shape draw:style-name="gr4" draw:text-style-name="P1" draw:layer="layout" svg:width="0.355cm" svg:height="1.136cm" svg:x="16.374cm" svg:y="11.918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5-31T04:58:05</meta:creation-date>
    <dc:date>2009-05-31T05:10:53</dc:date>
    <dc:creator>Bob Jacobsen</dc:creator>
    <meta:editing-duration>PT00H11M42S</meta:editing-duration>
    <meta:editing-cycles>4</meta:editing-cycles>
    <meta:generator>OpenOffice.org/3.1$Unix OpenOffice.org_project/310m11$Build-9399</meta:generator>
    <meta:document-statistic meta:object-count="30"/>
  </office:meta>
</office:document-meta>
</file>